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AZO ONTIVEROS HERLISS PAU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AZO ONTIVEROS HERLISS PAU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LAZO ONTIVEROS YONER YERSI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4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